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fo:min-height="17.686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title">
      <style:graphic-properties fo:min-height="3.256cm"/>
    </style:style>
    <style:style style:name="pr5" style:family="presentation" style:parent-style-name="lyt-bluegrey-outline1">
      <style:graphic-properties fo:min-height="13.61cm"/>
    </style:style>
    <style:style style:name="pr6" style:family="presentation" style:parent-style-name="lyt-bluegrey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66pt" style:font-size-asian="66pt" style:font-size-complex="66pt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3" style:family="text">
      <style:text-properties fo:font-family="Albany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/>
          </draw:text-box>
        </draw:frame>
        <draw:frame presentation:style-name="pr2" draw:text-style-name="P2" draw:layer="layout" svg:width="25.199cm" svg:height="17.686cm" svg:x="1.4cm" svg:y="0.962cm" presentation:class="subtitle">
          <draw:text-box>
            <text:p text:style-name="P2"><text:span text:style-name="T1">Kameramozgás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Tervezett funkciók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Alapvető mozgatás billentyűzettel (mindhárom tengely mentén, mindkét irányba)</text:p>
              </text:list-item>
              <text:list-item>
                <text:p>Két alapforgatás billentyűzettel (a kamera síkjában található két tengely mentén)</text:p>
              </text:list-item>
              <text:list-item>
                <text:p>Kódból vezérelhető mozgatások: adott pontba mozgás (objektumhoz mozgás), helyben forgás adott szöggel, objektum körüljárása, ezek kombinációj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ozgatás billentyűzettel</text:p>
          </draw:text-box>
        </draw:frame>
        <draw:frame presentation:style-name="pr5" draw:layer="layout" svg:width="25.199cm" svg:height="14.371cm" svg:x="1.4cm" svg:y="4.914cm" presentation:class="outline" presentation:user-transformed="true">
          <draw:text-box>
            <text:list text:style-name="L2">
              <text:list-item>
                <text:p>Meg lett valósítva</text:p>
                <text:list>
                  <text:list-item>
                    <text:p>W S az előre hátra</text:p>
                  </text:list-item>
                  <text:list-item>
                    <text:p>A D balra jobbra</text:p>
                  </text:list-item>
                  <text:list-item>
                    <text:p>T G fel-le</text:p>
                  </text:list-item>
                </text:list>
              </text:list-item>
              <text:list-item>
                <text:p>A vízszintes irányokat ellenőrzi a rendszer, hogy ne lehessen kimozogni a szobából</text:p>
              </text:list-item>
              <text:list-item>
                <text:p>Ami még hátra van</text:p>
                <text:list>
                  <text:list-item>
                    <text:p>Forgatás után a tengely az eredeti irányban marad, ezért pl. 180 fokos forgás után felcserélődnek az irányok → ennek javítá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orgatás billentyűzettel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A kamera síkjában lévő két tengely körül fordulhat el</text:p>
                <text:list>
                  <text:list-item>
                    <text:p>← és → a függőleges tengely körül</text:p>
                  </text:list-item>
                  <text:list-item>
                    <text:p><text:span text:style-name="T2">↑</text:span><text:span text:style-name="T3"> </text:span><text:span text:style-name="T3">és </text:span><text:span text:style-name="T2">↓</text:span><text:span text:style-name="T3"> a vízszintes tengely körü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Forgatás kódból</text:p>
          </draw:text-box>
        </draw:frame>
        <draw:frame presentation:style-name="pr5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mi kész van</text:p>
                <text:list>
                  <text:list-item>
                    <text:p>A forgatás iránya megegyezik a billentyűzettel való forgatáséval</text:p>
                  </text:list-item>
                  <text:list-item>
                    <text:p>Paraméterben megadható, hogy hány fokkal (+ vagy -) és mely tengely mentén forduljon a kamera</text:p>
                  </text:list-item>
                  <text:list-item>
                    <text:p>Folyamatosan fordul el az adott szöggel – cubic easing használata</text:p>
                  </text:list-item>
                </text:list>
              </text:list-item>
              <text:list-item>
                <text:p>Ami még hátra van:</text:p>
                <text:list>
                  <text:list-item>
                    <text:p>Easing helyes paraméterezésének kiszámítá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4-13T09:22:23</meta:creation-date>
    <dc:language>fi-FI</dc:language>
    <meta:editing-cycles>2</meta:editing-cycles>
    <meta:editing-duration>PT00H11M46S</meta:editing-duration>
    <meta:initial-creator>Bordé Sándor</meta:initial-creator>
    <dc:date>2011-04-13T09:34:06</dc:date>
    <dc:creator>Bordé Sándor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2/share/template/en-US/presnt/Blue.otp"/>
  </office:meta>
</office:document-meta>
</file>